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b27" officeooo:paragraph-rsid="00063b27"/>
    </style:style>
    <style:style style:name="P2" style:family="paragraph" style:parent-style-name="Standard">
      <style:paragraph-properties fo:text-align="center" style:justify-single-word="false"/>
      <style:text-properties officeooo:rsid="00063b27" officeooo:paragraph-rsid="00063b27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8c05" officeooo:paragraph-rsid="00068c0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80: Assignment 06 Report</text:p>
      <text:p text:style-name="P1">Zachary Ferguson</text:p>
      <text:p text:style-name="P1"/>
      <text:p text:style-name="P2">Genetic Algorithms</text:p>
      <text:p text:style-name="P2"/>
      <text:p text:style-name="P3">Design and Implementation:</text:p>
      <text:p text:style-name="P3"/>
      <text:p text:style-name="P3">Reflection:</text:p>
      <text:p text:style-name="P3"/>
      <text:p text:style-name="P3">Analyzing the Resul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05:06.359573309</meta:creation-date>
    <dc:date>2016-11-01T12:06:26.034501044</dc:date>
    <meta:editing-duration>PT1M19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6" meta:word-count="16" meta:character-count="121" meta:non-whitespace-character-count="111"/>
  </office:meta>
</office:document-meta>
</file>